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Standard">
      <style:text-properties officeooo:paragraph-rsid="0054fbf0"/>
    </style:style>
    <style:style style:name="P12" style:family="paragraph" style:parent-style-name="Heading_20_2">
      <style:paragraph-properties fo:break-before="page"/>
    </style:style>
    <style:style style:name="P13" style:family="paragraph" style:parent-style-name="Standard">
      <style:text-properties officeooo:paragraph-rsid="0003be07"/>
    </style:style>
    <style:style style:name="P14" style:family="paragraph" style:parent-style-name="Standard">
      <style:text-properties officeooo:rsid="000b7ef9" officeooo:paragraph-rsid="000b7ef9"/>
    </style:style>
    <style:style style:name="P15" style:family="paragraph" style:parent-style-name="Standard">
      <style:text-properties officeooo:paragraph-rsid="000bde07"/>
    </style:style>
    <style:style style:name="P16" style:family="paragraph" style:parent-style-name="Standard">
      <style:text-properties officeooo:rsid="000bde07" officeooo:paragraph-rsid="000bde07"/>
    </style:style>
    <style:style style:name="P17" style:family="paragraph" style:parent-style-name="Standard">
      <style:text-properties officeooo:paragraph-rsid="000e2b3f"/>
    </style:style>
    <style:style style:name="P18" style:family="paragraph" style:parent-style-name="List_20_Paragraph" style:list-style-name="WWNum1"/>
    <style:style style:name="P19" style:family="paragraph" style:parent-style-name="List_20_Paragraph" style:list-style-name="WWNum5"/>
    <style:style style:name="P20" style:family="paragraph" style:parent-style-name="List_20_Paragraph" style:list-style-name="WWNum6"/>
    <style:style style:name="P21" style:family="paragraph" style:parent-style-name="List_20_Paragraph" style:list-style-name="WWNum6">
      <style:text-properties style:text-underline-style="solid" style:text-underline-width="auto" style:text-underline-color="font-color"/>
    </style:style>
    <style:style style:name="P22" style:family="paragraph" style:parent-style-name="Heading_20_3">
      <style:paragraph-properties fo:break-before="page"/>
    </style:style>
    <style:style style:name="P23" style:family="paragraph" style:parent-style-name="Standard">
      <style:text-properties officeooo:rsid="001330d8" officeooo:paragraph-rsid="001330d8"/>
    </style:style>
    <style:style style:name="P24" style:family="paragraph" style:parent-style-name="Heading_20_4">
      <style:text-properties officeooo:rsid="001e8682" officeooo:paragraph-rsid="001e8682"/>
    </style:style>
    <style:style style:name="P25" style:family="paragraph" style:parent-style-name="Standard">
      <style:text-properties officeooo:rsid="003308a5" officeooo:paragraph-rsid="00339342"/>
    </style:style>
    <style:style style:name="P26" style:family="paragraph" style:parent-style-name="Heading_20_4">
      <style:text-properties officeooo:rsid="00211e35" officeooo:paragraph-rsid="00211e35"/>
    </style:style>
    <style:style style:name="P27" style:family="paragraph" style:parent-style-name="Standard">
      <style:text-properties officeooo:rsid="00211e35" officeooo:paragraph-rsid="00211e35"/>
    </style:style>
    <style:style style:name="P28" style:family="paragraph" style:parent-style-name="Heading_20_4">
      <style:text-properties officeooo:rsid="0027b836" officeooo:paragraph-rsid="0027b836"/>
    </style:style>
    <style:style style:name="P29" style:family="paragraph" style:parent-style-name="Standard">
      <style:text-properties officeooo:rsid="0027b836" officeooo:paragraph-rsid="0027b836"/>
    </style:style>
    <style:style style:name="P30" style:family="paragraph" style:parent-style-name="Heading_20_4">
      <style:text-properties officeooo:rsid="002b327f" officeooo:paragraph-rsid="002b327f"/>
    </style:style>
    <style:style style:name="P31" style:family="paragraph" style:parent-style-name="Standard">
      <style:text-properties officeooo:rsid="002b327f" officeooo:paragraph-rsid="002b327f"/>
    </style:style>
    <style:style style:name="P32" style:family="paragraph" style:parent-style-name="Heading_20_4">
      <style:text-properties officeooo:rsid="003919d3" officeooo:paragraph-rsid="003919d3"/>
    </style:style>
    <style:style style:name="P33" style:family="paragraph" style:parent-style-name="Standard">
      <style:text-properties officeooo:rsid="003919d3" officeooo:paragraph-rsid="003919d3"/>
    </style:style>
    <style:style style:name="P34" style:family="paragraph" style:parent-style-name="Standard">
      <style:text-properties officeooo:rsid="00133339" officeooo:paragraph-rsid="00133339"/>
    </style:style>
    <style:style style:name="P35" style:family="paragraph" style:parent-style-name="Heading_20_4">
      <style:text-properties officeooo:rsid="003a1236" officeooo:paragraph-rsid="003a1236"/>
    </style:style>
    <style:style style:name="P36" style:family="paragraph" style:parent-style-name="Standard">
      <style:text-properties officeooo:rsid="003a1236" officeooo:paragraph-rsid="003a1236"/>
    </style:style>
    <style:style style:name="P37" style:family="paragraph" style:parent-style-name="Standard">
      <style:text-properties officeooo:rsid="003a481b" officeooo:paragraph-rsid="003a481b"/>
    </style:style>
    <style:style style:name="P38" style:family="paragraph" style:parent-style-name="Heading_20_4">
      <style:text-properties officeooo:rsid="00211e35" officeooo:paragraph-rsid="003c1cc1"/>
    </style:style>
    <style:style style:name="P39" style:family="paragraph" style:parent-style-name="Standard">
      <style:text-properties officeooo:rsid="003c1cc1" officeooo:paragraph-rsid="003c1cc1"/>
    </style:style>
    <style:style style:name="P40" style:family="paragraph" style:parent-style-name="Heading_20_4">
      <style:text-properties officeooo:rsid="0027b836" officeooo:paragraph-rsid="003de28e"/>
    </style:style>
    <style:style style:name="P41" style:family="paragraph" style:parent-style-name="Standard">
      <style:text-properties officeooo:rsid="003de28e" officeooo:paragraph-rsid="003de28e"/>
    </style:style>
    <style:style style:name="P42" style:family="paragraph" style:parent-style-name="Heading_20_4">
      <style:text-properties officeooo:rsid="00420fb5" officeooo:paragraph-rsid="00420fb5"/>
    </style:style>
    <style:style style:name="P43" style:family="paragraph" style:parent-style-name="Standard">
      <style:text-properties officeooo:rsid="00420fb5" officeooo:paragraph-rsid="00420fb5"/>
    </style:style>
    <style:style style:name="P44" style:family="paragraph" style:parent-style-name="Heading_20_4">
      <style:text-properties officeooo:rsid="0042e9c5" officeooo:paragraph-rsid="0042e9c5"/>
    </style:style>
    <style:style style:name="P45" style:family="paragraph" style:parent-style-name="Standard">
      <style:text-properties officeooo:rsid="0042e9c5" officeooo:paragraph-rsid="0042e9c5"/>
    </style:style>
    <style:style style:name="P46" style:family="paragraph" style:parent-style-name="Heading_20_2">
      <style:paragraph-properties fo:break-before="page"/>
      <style:text-properties officeooo:rsid="0043d07c" officeooo:paragraph-rsid="0043d07c"/>
    </style:style>
    <style:style style:name="P47" style:family="paragraph" style:parent-style-name="Heading_20_3">
      <style:text-properties officeooo:rsid="0043d07c" officeooo:paragraph-rsid="0043d07c"/>
    </style:style>
    <style:style style:name="P48" style:family="paragraph" style:parent-style-name="Heading_20_4">
      <style:text-properties officeooo:rsid="0043d07c" officeooo:paragraph-rsid="0043d07c"/>
    </style:style>
    <style:style style:name="P49" style:family="paragraph" style:parent-style-name="Standard">
      <style:text-properties officeooo:rsid="0043d07c" officeooo:paragraph-rsid="0043d07c"/>
    </style:style>
    <style:style style:name="P50" style:family="paragraph" style:parent-style-name="Heading_20_4">
      <style:text-properties officeooo:rsid="0043dfb1" officeooo:paragraph-rsid="0043dfb1"/>
    </style:style>
    <style:style style:name="P51" style:family="paragraph" style:parent-style-name="Standard">
      <style:text-properties officeooo:rsid="0043dfb1" officeooo:paragraph-rsid="0043dfb1"/>
    </style:style>
    <style:style style:name="P52" style:family="paragraph" style:parent-style-name="Heading_20_3">
      <style:text-properties officeooo:rsid="00484709" officeooo:paragraph-rsid="00484709"/>
    </style:style>
    <style:style style:name="P53" style:family="paragraph" style:parent-style-name="Heading_20_4">
      <style:text-properties officeooo:rsid="00484709" officeooo:paragraph-rsid="00484709"/>
    </style:style>
    <style:style style:name="P54" style:family="paragraph" style:parent-style-name="Standard">
      <style:text-properties officeooo:rsid="00484709" officeooo:paragraph-rsid="00484709"/>
    </style:style>
    <style:style style:name="P55" style:family="paragraph" style:parent-style-name="Heading_20_3">
      <style:text-properties officeooo:rsid="004ceafc" officeooo:paragraph-rsid="004ceafc"/>
    </style:style>
    <style:style style:name="P56" style:family="paragraph" style:parent-style-name="Heading_20_4">
      <style:text-properties officeooo:rsid="004ceafc" officeooo:paragraph-rsid="004ceafc"/>
    </style:style>
    <style:style style:name="P57"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03be07"/>
    </style:style>
    <style:style style:name="T3" style:family="text">
      <style:text-properties officeooo:rsid="00056702"/>
    </style:style>
    <style:style style:name="T4" style:family="text">
      <style:text-properties officeooo:rsid="000bde07"/>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cfd04"/>
    </style:style>
    <style:style style:name="T8" style:family="text">
      <style:text-properties officeooo:rsid="001115cb"/>
    </style:style>
    <style:style style:name="T9" style:family="text">
      <style:text-properties officeooo:rsid="00125331"/>
    </style:style>
    <style:style style:name="T10" style:family="text">
      <style:text-properties officeooo:rsid="00128c18"/>
    </style:style>
    <style:style style:name="T11" style:family="text">
      <style:text-properties officeooo:rsid="000f5963"/>
    </style:style>
    <style:style style:name="T12"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officeooo:rsid="001cafd1"/>
    </style:style>
    <style:style style:name="T16" style:family="text">
      <style:text-properties officeooo:rsid="001f0451"/>
    </style:style>
    <style:style style:name="T17" style:family="text">
      <style:text-properties officeooo:rsid="00350c45"/>
    </style:style>
    <style:style style:name="T18" style:family="text">
      <style:text-properties officeooo:rsid="0024bcbc"/>
    </style:style>
    <style:style style:name="T19" style:family="text">
      <style:text-properties officeooo:rsid="0025fed0"/>
    </style:style>
    <style:style style:name="T20" style:family="text">
      <style:text-properties officeooo:rsid="0026095e"/>
    </style:style>
    <style:style style:name="T21" style:family="text">
      <style:text-properties officeooo:rsid="0022d8a0"/>
    </style:style>
    <style:style style:name="T22" style:family="text">
      <style:text-properties officeooo:rsid="00297071"/>
    </style:style>
    <style:style style:name="T23" style:family="text">
      <style:text-properties officeooo:rsid="002b7beb"/>
    </style:style>
    <style:style style:name="T24" style:family="text">
      <style:text-properties officeooo:rsid="002d682d"/>
    </style:style>
    <style:style style:name="T25" style:family="text">
      <style:text-properties officeooo:rsid="002fd93c"/>
    </style:style>
    <style:style style:name="T26" style:family="text">
      <style:text-properties officeooo:rsid="003b8566"/>
    </style:style>
    <style:style style:name="T27" style:family="text">
      <style:text-properties officeooo:rsid="0040817a"/>
    </style:style>
    <style:style style:name="T28" style:family="text">
      <style:text-properties officeooo:rsid="003cb9c7"/>
    </style:style>
    <style:style style:name="T29" style:family="text">
      <style:text-properties officeooo:rsid="003e3c49"/>
    </style:style>
    <style:style style:name="T30" style:family="text">
      <style:text-properties officeooo:rsid="003f5182"/>
    </style:style>
    <style:style style:name="T31" style:family="text">
      <style:text-properties officeooo:rsid="0043dfb1"/>
    </style:style>
    <style:style style:name="T32"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p text:style-name="P11"/>
      <text:h text:style-name="P12"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13"><text:span text:style-name="T2">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3">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4">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15">When the game first loads, there will be a login screen where the user can <text:span text:style-name="T4">create</text:span>/login to an account. When <text:span text:style-name="T4">creating</text:span> an account, <text:span text:style-name="T4">the program will query the database to see if the username is available. If it is, </text:span>the program will hash the password and store it with the username. When logging in, the program will hash the entered password and check it against the one stored <text:span text:style-name="T4">in the database</text:span>, and if they do not match, the user will not be able to log in.</text:p>
      <text:p text:style-name="P16">When the game is launched, it will test the connection with the database. If the connection fails, the game will enter a <text:span text:style-name="T5">guest</text:span><text:span text:style-name="T6">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7">From the main menu, users will be able to access the <text:span text:style-name="T7">global</text:span> leaderboard. <text:span text:style-name="T7">The program will query the database for all the players’ usernames and scores, and display a set amount of players’ top scores with their usernames. This </text:span><text:span text:style-name="T8">will</text:span><text:span text:style-name="T7"> be innefficient if there </text:span><text:span text:style-name="T9">is</text:span><text:span text:style-name="T7"> a large number of </text:span><text:span text:style-name="T8">players</text:span><text:span text:style-name="T7">, as it </text:span><text:span text:style-name="T10">will</text:span><text:span text:style-name="T7"> discard the majority, but this should not be a problem in this project.</text:span></text:p>
      <text:p text:style-name="P17"><text:span text:style-name="T7">If I were to fix this, I would most likely use two tables: one </text:span><text:span text:style-name="T11">to store the </text:span><text:span text:style-name="T8">player</text:span><text:span text:style-name="T11"> data</text:span><text:span text:style-name="T7">, and one </text:span><text:span text:style-name="T11">to store the top n player usernames and scores</text:span><text:span text:style-name="T7">. The table for </text:span><text:span text:style-name="T11">the</text:span><text:span text:style-name="T7"> scores would then update </text:span><text:soft-page-break/><text:span text:style-name="T7">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1">Symbol </text:span>Key:</text:h>
      <text:list text:style-name="WWNum1">
        <text:list-item>
          <text:p text:style-name="P18">Wall</text:p>
          <text:list>
            <text:list-item>
              <text:p text:style-name="P18"><text:span text:style-name="T12">│</text:span> ┌ ─ ┐ ├ ┤ ┼ └ ┘ ┬ ┴</text:p>
            </text:list-item>
          </text:list>
        </text:list-item>
        <text:list-item>
          <text:p text:style-name="P18">Door</text:p>
          <text:list>
            <text:list-item>
              <text:p text:style-name="P18">═ ║</text:p>
            </text:list-item>
          </text:list>
        </text:list-item>
      </text:list>
      <text:p text:style-name="Standard"/>
      <text:h text:style-name="P12"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9" loext:marker-style-name="T13"><text:span text:style-name="T13">Intuitive controls</text:span><text:span text:style-name="T13"/></text:p>
        </text:list-item>
      </text:list>
      <text:p text:style-name="List_20_Paragraph"><text:span text:style-name="T14">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4">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9" loext:marker-style-name="T13"><text:span text:style-name="T13">Challenging sections</text:span><text:span text:style-name="T13"/></text:p>
        </text:list-item>
      </text:list>
      <text:p text:style-name="List_20_Paragraph"><text:span text:style-name="T14">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4">How</text:span>: the game will contain challenging puzzles and enemies that are difficult to defeat.</text:p>
      <text:list text:continue-numbering="true" text:style-name="WWNum5">
        <text:list-item>
          <text:p text:style-name="P19" loext:marker-style-name="T13"><text:span text:style-name="T13">Fun combat system</text:span><text:span text:style-name="T13"/></text:p>
        </text:list-item>
      </text:list>
      <text:p text:style-name="List_20_Paragraph"><text:span text:style-name="T14">Why</text:span>: as younger players will likely be used to modern games such as first-person shooters, the game will need a combat system that is fun and will keep the player engaged.</text:p>
      <text:p text:style-name="List_20_Paragraph"><text:span text:style-name="T14">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20" loext:marker-style-name="T13"><text:span text:style-name="T13">Classic look and feel</text:span><text:span text:style-name="T13"/></text:p>
        </text:list-item>
      </text:list>
      <text:p text:style-name="List_20_Paragraph"><text:span text:style-name="T14">Why</text:span>: as older players will most likely be playing due to nostalgia, it is important that the game will look and feel similar to those they would’ve played as children.</text:p>
      <text:p text:style-name="List_20_Paragraph"><text:span text:style-name="T14">How</text:span>: I will take inspiration from original text-based adventure games such as Zork and The Hobbit, incorporating key elements such as old-fashioned fonts and looking like a console.</text:p>
      <text:list text:continue-numbering="true" text:style-name="WWNum6">
        <text:list-item>
          <text:p text:style-name="P20" loext:marker-style-name="T13"><text:span text:style-name="T13">Engaging storyline</text:span><text:span text:style-name="T13"/></text:p>
        </text:list-item>
      </text:list>
      <text:p text:style-name="List_20_Paragraph"><text:span text:style-name="T14">Why</text:span>: as older players are typically more invested in the story of a game compared to younger players, it’s important to maintain its quality throughout the game to keep them engaged.</text:p>
      <text:p text:style-name="List_20_Paragraph"><text:span text:style-name="T14">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1">Follow the PEGI Code</text:p>
        </text:list-item>
      </text:list>
      <text:p text:style-name="List_20_Paragraph"><text:span text:style-name="T14">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4">How</text:span>: the game will be in compliance with the applicable data protection and privacy laws. It will also not contain any monetisation methods.</text:p>
      <text:p text:style-name="Standard"/>
      <text:h text:style-name="P12"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2"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2"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2"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2"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3">As the game will be programmed in Java, any machines it is developed on will require a JDK installed. <text:span text:style-name="T15">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3">To develop the game, machines will also require a Java-compatable IDE. For Space, I will be using IntelliJ IDEA, as it is equipped with lots of functionality for preventing and locating bugs.</text:p>
      <text:h text:style-name="P24" text:outline-level="4">Operating System</text:h>
      <text:p text:style-name="P25">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5"><text:span text:style-name="T16">Older versions </text:span><text:span text:style-name="T17">and other operating systems</text:span><text:span text:style-name="T16"> will not be compatable with either some or all of the development tools, and therefore won’t be usable.</text:span></text:p>
      <text:h text:style-name="P26" text:outline-level="4">R<text:span text:style-name="T18">andom Access Memory (RAM)</text:span></text:h>
      <text:p text:style-name="P27">According to IntelliJ IDEA’s system requirements, the minimum amount of RAM <text:span text:style-name="T19">needed</text:span> to run the <text:span text:style-name="T20">software</text:span> is 2 GB.</text:p>
      <text:p text:style-name="P27">RAM is the primary storage of a computer, and is used to hold instructions and data for programs that are currently running. If the machine runs out of RAM, it will become very slow to use and can <text:span text:style-name="T21">eventually crash.</text:span></text:p>
      <text:h text:style-name="P28" text:outline-level="4">Central Processing Unit (CPU)</text:h>
      <text:p text:style-name="P29">According to IntelliJ IDEA’s system requirements, the minimum CPU needed to run the software is any modern CPU, but it strongly recommends a multi-core one as it supports multithreading.</text:p>
      <text:p text:style-name="P29">A CPU handles all the instructions from programs and the computer. Each core is esentially another connected CPU, and it allows programs that support multithreading to run instructions <text:span text:style-name="T22">in parallel</text:span>, making them much faster.</text:p>
      <text:h text:style-name="P30" text:outline-level="4"><text:soft-page-break/>Secondary Storage</text:h>
      <text:p text:style-name="P31">Accordin<text:span text:style-name="T23">g</text:span> to IntelliJ IDEA’s system requirements, the minimum amount of secondary storage needed to run the software is 3.5 GB.</text:p>
      <text:p text:style-name="P31">Secondary storage is used to hold permanent data, such as software <text:span text:style-name="T24">and</text:span> files. In the development of Space, it will be used to store <text:span text:style-name="T24">software files for both IntelliJ IDEA and the JDK, and the data for the game it</text:span><text:span text:style-name="T25">self.</text:span></text:p>
      <text:h text:style-name="P32" text:outline-level="4">Mouse &amp; Keyboard</text:h>
      <text:p text:style-name="P33">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4">As Java is not installed the majority of machines by default, anyone wanting to launch the game will also require java to be downloaded.</text:p>
      <text:h text:style-name="P35" text:outline-level="4">Operating System</text:h>
      <text:p text:style-name="P36">According to Java 21’s system requirements, the oldest operating systems compatable are Windows 10, Ubuntu Linux 22.04 LTS, and macOS 11.</text:p>
      <text:p text:style-name="P37">Older operating systems will not be compatable with Java 21, and therefore won’t be <text:span text:style-name="T26">able to launch the game.</text:span></text:p>
      <text:h text:style-name="P38" text:outline-level="4">R<text:span text:style-name="T18">andom Access Memory (RAM)</text:span></text:h>
      <text:p text:style-name="P39">As Space is a text-adventure using minimal graphics, and is programmed in Java – which is a relatively memory-efficient language – a machine would require <text:span text:style-name="T27">less than</text:span> 1 GB to comfortably run the game.</text:p>
      <text:p text:style-name="P39">If the machine did not have enough RAM when running the game, <text:span text:style-name="T28">then it could crash.</text:span></text:p>
      <text:h text:style-name="P40" text:outline-level="4">Central Processing Unit (CPU)</text:h>
      <text:p text:style-name="P41"><text:span text:style-name="T29">As</text:span> <text:span text:style-name="T29">Space</text:span> is a text-adventure using minimal graphics, there aren’t many CPUs that <text:span text:style-name="T30">won</text:span>’t be able to run it. A CPU with multiple cores could be useful to run multithreaded processes, but there will not be many of these and the impact they will have will be minimal.</text:p>
      <text:h text:style-name="P42" text:outline-level="4">Secondary Storage</text:h>
      <text:p text:style-name="P43">To launch the game, the machine will require both Java 21 and the game’s executable file installed. Combined, these will take <text:soft-page-break/>up less than 1 GB, meaning it can be played on virtually any device.</text:p>
      <text:h text:style-name="P44" text:outline-level="4">Keyboard</text:h>
      <text:p text:style-name="P45">As Space is a text-adventure, it is controlled by typing in commands to control your character. To do this, the player will require an English keyboard. A mouse will not be needed at all.</text:p>
      <text:p text:style-name="P45"/>
      <text:h text:style-name="P46" text:outline-level="2"><text:bookmark-start text:name="__RefHeading___Toc1083_1552378923"/>Success Criteria<text:bookmark-end text:name="__RefHeading___Toc1083_1552378923"/></text:h>
      <text:h text:style-name="P47" text:outline-level="3"><text:bookmark-start text:name="__RefHeading___Toc1085_1552378923"/>#1 - Functional GUI<text:bookmark-end text:name="__RefHeading___Toc1085_1552378923"/></text:h>
      <text:h text:style-name="P48" text:outline-level="4">How will it be assessed?</text:h>
      <text:p text:style-name="P49">If the <text:span text:style-name="T31">the game can be played fully through the GUI</text:span> (somewhere to input commands, somewhere for the game to reply to commands, <text:span text:style-name="T31">somewhere to see the room name, somewhere to see player health, and somewhere to see the map).</text:span></text:p>
      <text:h text:style-name="P50" text:outline-level="4">Justification</text:h>
      <text:p text:style-name="P51">If the GUI is not functional, then aspects of the game will not be usable or function correctly, making the game less fun or even impossible to play.</text:p>
      <text:h text:style-name="P52" text:outline-level="3"><text:bookmark-start text:name="__RefHeading___Toc1124_3278434874"/>#2 – Room descriptions<text:bookmark-end text:name="__RefHeading___Toc1124_3278434874"/></text:h>
      <text:h text:style-name="P53" text:outline-level="4">How will it be assessed?</text:h>
      <text:p text:style-name="P54">If rooms are described correctly to the player, listing all items contained within it, and any items contained within them, and it is all formatted correctly.</text:p>
      <text:h text:style-name="P53" text:outline-level="4">Justification</text:h>
      <text:p text:style-name="P54">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5" text:outline-level="3"><text:bookmark-start text:name="__RefHeading___Toc1128_1941775689"/>#3 – <text:span text:style-name="T32">Good c</text:span>ombat system<text:bookmark-end text:name="__RefHeading___Toc1128_1941775689"/></text:h>
      <text:h text:style-name="P56" text:outline-level="4">How will it be assessed?</text:h>
      <text:p text:style-name="P57">Using a questionnaire.</text:p>
      <text:h text:style-name="P56" text:outline-level="4">Justification</text:h>
      <text:p text:style-name="P57">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1</meta:editing-cycles>
    <meta:creation-date>2024-06-13T08:47:00</meta:creation-date>
    <dc:date>2024-09-08T23:35:07.946410834</dc:date>
    <meta:editing-duration>P1DT7H23M45S</meta:editing-duration>
    <meta:generator>LibreOffice/24.8.0.3$MacOSX_AARCH64 LibreOffice_project/0bdf1299c94fe897b119f97f3c613e9dca6be583</meta:generator>
    <meta:document-statistic meta:table-count="1" meta:image-count="5" meta:object-count="0" meta:page-count="19" meta:paragraph-count="205" meta:word-count="4414" meta:character-count="25166" meta:non-whitespace-character-count="20950"/>
    <meta:user-defined meta:name="AppVersion">16.0000</meta:user-defined>
    <meta:template xlink:type="simple" xlink:actuate="onRequest" xlink:title="Normal.dotm" xlink:href=""/>
  </office:meta>
</office:document-meta>
</file>